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7.849cm"/>
    </style:style>
    <style:style style:name="co5" style:family="table-column">
      <style:table-column-properties fo:break-before="auto" style:column-width="1.3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wrap-option="wrap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8"/>
        <table:table-column table:style-name="co1" table:default-cell-style-name="ce28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7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MODULO 1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MODULO 2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Colaboración de software</text:p>
          </table:table-cell>
          <table:table-cell table:number-columns-repeated="5"/>
          <table:table-cell table:style-name="ce21" office:value-type="string" calcext:value-type="string">
            <text:p>Línea de comando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9">
            <text:p>DIA 1 03-06-2024</text:p>
          </table:table-cell>
          <table:table-cell office:value-type="string" calcext:value-type="string">
            <text:p>Instroducción al curso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5" office:value-type="string" calcext:value-type="string" table:number-columns-spanned="1" table:number-rows-spanned="17">
            <text:p>DIA 4 06-06-2024</text:p>
          </table:table-cell>
          <table:table-cell office:value-type="string" calcext:value-type="string">
            <text:p>La línea de comandos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¿Cómo colaboran los desarrolladores en el mundo real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¿Qué con los comando de Unix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¿Que espera aprender? (Cuadro de aviso de la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Uso de Bash en la terminal de Mac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Programa del curso – Lectura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0"/>
          <table:table-cell office:value-type="string" calcext:value-type="string">
            <text:p>Uso de Bash en Window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Cómo tener éxito en este curso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0"/>
          <table:table-cell table:style-name="ce6" office:value-type="string" calcext:value-type="string">
            <text:p>Su directorio de trabajo – Laboratorio /home/coder/project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7" office:value-type="string" calcext:value-type="string">
            <text:p>Instroducción al control de versiones</text:p>
          </table:table-cell>
          <table:table-cell table:number-columns-repeated="4"/>
          <table:covered-table-cell table:style-name="ce14"/>
          <table:table-cell table:style-name="ce14" office:value-type="string" calcext:value-type="string">
            <text:p>Cambiar directorios y contenidos de lista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¿Que es el control de versiones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Crear y mover directorios y archiv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Caso práctico: cómo colaboran los ingenieros de Meta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Crear y cambiar directorios de archivos – Laboratorio 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office:annotation draw:style-name="gr1" svg:width="2.899cm" svg:height="1.799cm" svg:x="50.421cm" svg:y="2.564cm" draw:caption-point-x="-0.61cm" draw:caption-point-y="1.51cm">
              <dc:creator>Unknown Author</dc:creator>
              <dc:date>2024-06-07T00:00:00</dc:date>
              <text:p>Se mueve un nivel arriba</text:p>
            </office:annotation>
            <text:p>mv file3.txt ../</text:p>
          </table:table-cell>
          <table:table-cell office:value-type="string" calcext:value-type="string">
            <text:p>../.. <text:s/>se mueva dos niveles arriba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Terminología de Git para el control de versiones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Autoevaluación: Crear y cambiar directorios y archivos (Cuestionario práctico 4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DIA 2 04-06-2024</text:p>
          </table:table-cell>
          <table:table-cell office:value-type="string" calcext:value-type="string">
            <text:p>Sistemas de control de versiones y herramienta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Analice los desafíos con los que se encontró al crear y cambiar directorios y archivos (Cuadro de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Historial del control de versiones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table:style-name="ce25" office:value-type="string" calcext:value-type="string">
            <text:p>Canalizaciones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PIPES ls example.txt wc -w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Control de versiones en el desarrollo de software profesional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Redireccionamiento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Historial de versione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0"/>
          <table:table-cell office:value-type="string" calcext:value-type="string">
            <text:p>Grep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Preparación vs. Producción - Lectura</text:p>
          </table:table-cell>
          <table:table-cell office:value-type="string" calcext:value-type="string">
            <text:p>10 min</text:p>
          </table:table-cell>
          <table:table-cell table:number-columns-repeated="2" table:style-name="ce17" office:value-type="string" calcext:value-type="string">
            <text:p>X</text:p>
          </table:table-cell>
          <table:table-cell/>
          <table:covered-table-cell table:style-name="ce10"/>
          <table:table-cell office:value-type="string" calcext:value-type="string">
            <text:p>Verificación de conocimientos: Comandos de Unix (Cuestionario práctico 5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Verificación de conocimientos: Introducción al control de versiones – Cuestionario 5 pregunta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table:style-name="ce6" office:value-type="string" calcext:value-type="string">
            <text:p>Cuestionario del módulo: Línea de comandos (Cuestionario 8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sumen del módulo: Colaboración de softwa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Resumen del módulo: Línea de comando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6" office:value-type="string" calcext:value-type="string">
            <text:p>Cuestionario del módulo: Colaboración de software 8 pregunta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Recursos adicionales – Lectura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Recursos adicionales – Lectura 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2" office:value-type="string" calcext:value-type="string">
            <text:p>DIA 5 07-06-2024</text:p>
          </table:table-cell>
          <table:table-cell table:style-name="ce17" office:value-type="string" calcext:value-type="string">
            <text:p>REPASO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IA 3 05-06-2024</text:p>
          </table:table-cell>
          <table:table-cell table:style-name="ce24" office:value-type="string" calcext:value-type="string">
            <text:p>REPAS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ce12"/>
          <table:table-cell table:style-name="ce14" table:number-columns-repeated="2"/>
          <table:table-cell table:number-columns-repeated="3"/>
          <table:table-cell table:style-name="ce14"/>
          <table:table-cell table:style-name="ce7"/>
          <table:table-cell/>
          <table:table-cell table:style-name="ce31"/>
          <table:table-cell table:number-columns-repeated="2"/>
        </table:table-row>
        <table:table-row table:style-name="ro1">
          <table:table-cell table:style-name="ce12"/>
          <table:table-cell table:style-name="ce14" table:number-columns-repeated="2"/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3</text:p>
          </table:table-cell>
          <table:covered-table-cell/>
          <table:table-cell table:style-name="ce17" office:value-type="string" calcext:value-type="string">
            <text:p>COMP</text:p>
          </table:table-cell>
          <table:table-cell table:style-name="ce17" office:value-type="string" calcext:value-type="string">
            <text:p>REPASAR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0"/>
          <table:table-cell table:style-name="ce21" office:value-type="string" calcext:value-type="string">
            <text:p>Git y Github</text:p>
          </table:table-cell>
          <table:table-cell/>
          <table:table-cell table:style-name="ce17" table:number-columns-repeated="2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6 08-06-2024</text:p>
          </table:table-cell>
          <table:table-cell office:value-type="string" calcext:value-type="string">
            <text:p>¿Qué con Git y GitHub?</text:p>
          </table:table-cell>
          <table:table-cell office:value-type="string" calcext:value-type="string">
            <text:p>3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Instalación de Git en Windows – Lectura 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Instalación de Git en Mac – Lectura 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Crear su cuenta de GitHub – Lectura 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onectarse a GitHub a través de HTTPS – Lectura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3">
          <table:covered-table-cell table:style-name="ce14"/>
          <table:table-cell table:style-name="ce23" office:value-type="string" calcext:value-type="string">
            <text:p><text:span text:style-name="T1">Conectarse a GitHub a través de SSH</text:span></text:p>
            <text:p/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Crear y clonar un reṕositorio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ómo funciona Git</text:p>
          </table:table-cell>
          <table:table-cell office:value-type="string" calcext:value-type="string">
            <text:p>3 min</text:p>
          </table:table-cell>
          <table:table-cell table:style-name="ce1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7 09-06-2024</text:p>
          </table:table-cell>
          <table:table-cell office:value-type="string" calcext:value-type="string">
            <text:p>Añadir y confirmar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Ramas </text:p>
          </table:table-cell>
          <table:table-cell office:value-type="string" calcext:value-type="string">
            <text:p>6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Remoto vs.local</text:p>
          </table:table-cell>
          <table:table-cell office:value-type="string" calcext:value-type="string">
            <text:p>5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4"/>
          <table:table-cell table:style-name="ce34"/>
          <table:table-cell table:style-name="ce14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25" office:value-type="string" calcext:value-type="string">
            <text:p>Push and pull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6" office:value-type="string" calcext:value-type="string">
            <text:p>Uso de un repositorio – Laboratorio </text:p>
          </table:table-cell>
          <table:table-cell office:value-type="string" calcext:value-type="string">
            <text:p>1h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Autoevaluación: Uso de un repositorio – Cuestionario práctico 1 pregunta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Resolver conflictos – Lectura</text:p>
          </table:table-cell>
          <table:table-cell office:value-type="string" calcext:value-type="string">
            <text:p>15 min</text:p>
          </table:table-cell>
          <table:table-cell table:style-name="ce1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jemplo de flujo de trabajo</text:p>
          </table:table-cell>
          <table:table-cell office:value-type="string" calcext:value-type="string">
            <text:p>3 min</text:p>
          </table:table-cell>
          <table:table-cell table:style-name="ce1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8 10-06-2024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5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Comandos Diff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Blame</text:p>
          </table:table-cell>
          <table:table-cell office:value-type="string" calcext:value-type="string">
            <text:p>6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reación de bifurcaciones</text:p>
          </table:table-cell>
          <table:table-cell office:value-type="string" calcext:value-type="string">
            <text:p>15 min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Verificación de conocimientos: Git y GitHub – Cuestionario práctico 6 preguntas</text:p>
          </table:table-cell>
          <table:table-cell/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14"/>
          <table:table-cell table:style-name="ce34"/>
          <table:table-cell table:style-name="ce14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25" office:value-type="string" calcext:value-type="string">
            <text:p>Recursos adicionales – Lectura </text:p>
          </table:table-cell>
          <table:table-cell office:value-type="string" calcext:value-type="string">
            <text:p>10 min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26" office:value-type="string" calcext:value-type="string">
            <text:p>Crear un repositorio con bifurcación</text:p>
          </table:table-cell>
          <table:table-cell/>
          <table:table-cell table:style-name="ce17" table:number-columns-repeated="2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Crear un repositorio con bifurcación – Laboratorio </text:p>
          </table:table-cell>
          <table:table-cell office:value-type="string" calcext:value-type="string">
            <text:p>1 h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9 11-06-2024</text:p>
          </table:table-cell>
          <table:table-cell table:style-name="ce14" office:value-type="string" calcext:value-type="string">
            <text:p>Autoevaluación: Crear un repositorio con bifurcación (Cuestionario práctico 3 preguntas)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14" office:value-type="string" calcext:value-type="string">
            <text:p>Comparta los desafíos que encontró al crear un repositorio de Git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14" office:value-type="string" calcext:value-type="string">
            <text:p>Cuestionario del módulo: Trabajar con Git (8 preguntas)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Resumen del modulo: Trabajar con Git</text:p>
          </table:table-cell>
          <table:table-cell office:value-type="string" calcext:value-type="string">
            <text:p>1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5" office:value-type="string" calcext:value-type="string" table:number-columns-spanned="2" table:number-rows-spanned="1">
            <text:p>MODULO 4</text:p>
          </table:table-cell>
          <table:covered-table-cell/>
          <table:table-cell table:style-name="ce17" table:number-columns-repeated="2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Resumen del curso: Control de versiones</text:p>
          </table:table-cell>
          <table:table-cell office:value-type="string" calcext:value-type="string">
            <text:p>2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Acerca de esta evaluación calificada – Lectura</text:p>
          </table:table-cell>
          <table:table-cell office:value-type="string" calcext:value-type="string">
            <text:p>5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Ejercicio: Administrar un proyecto en GitHub – Laboratorio</text:p>
          </table:table-cell>
          <table:table-cell office:value-type="string" calcext:value-type="string">
            <text:p>1 h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33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1" table:number-rows-spanned="8">
            <text:p>DIA 10 12-06-2024</text:p>
          </table:table-cell>
          <table:table-cell table:style-name="ce14" office:value-type="string" calcext:value-type="string">
            <text:p>Solución: Administrar un proyecto en GitHub – Lectura</text:p>
          </table:table-cell>
          <table:table-cell table:style-name="ce27"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 table:number-columns-repeated="3"/>
          <table:table-cell table:style-name="ce17"/>
          <table:table-cell table:style-name="Default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utoevaluación: Administrar un proyecto en GitHub (Cuestionario práctico 3 preguntas)</text:p>
          </table:table-cell>
          <table:table-cell table:style-name="ce28"/>
          <table:table-cell table:style-name="ce17" office:value-type="string" calcext:value-type="string">
            <text:p>X</text:p>
          </table:table-cell>
          <table:table-cell table:style-name="Default"/>
          <table:table-cell table:number-columns-repeated="3"/>
          <table:table-cell table:style-name="ce17"/>
          <table:table-cell table:style-name="Default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nalice los desafíos que encontró al usar el comando Dif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Evaluación calificada de final de curso – Cuestionario 30 preguntas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covered-table-cell/>
          <table:table-cell table:style-name="ce21" office:value-type="string" calcext:value-type="string">
            <text:p>Resumen del curso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¡Felicitaciones! Ha completado el curso de control de versione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¿Cúal fue el mayor desafío que enfrentó en este curso? Cuadro de aviso de discusió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Próximos pasos, después de completar el curso control de versiones – Lectura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DIA 11</text:p>
          </table:table-cell>
          <table:table-cell office:value-type="string" calcext:value-type="string">
            <text:p>REPASO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DIA 12</text:p>
          </table:table-cell>
          <table:table-cell office:value-type="string" calcext:value-type="string">
            <text:p>REPASO</text:p>
          </table:table-cell>
          <table:table-cell table:number-columns-repeated="10"/>
        </table:table-row>
        <table:table-row table:style-name="ro1" table:number-rows-repeated="104850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7:50:41.985112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04:22.336736820</meta:creation-date>
    <dc:date>2024-06-11T18:59:12.081829697</dc:date>
    <meta:editing-duration>P1DT23H34M46S</meta:editing-duration>
    <meta:editing-cycles>102</meta:editing-cycles>
    <meta:generator>LibreOffice/24.2.3.2$Linux_X86_64 LibreOffice_project/433d9c2ded56988e8a90e6b2e771ee4e6a5ab2ba</meta:generator>
    <meta:document-statistic meta:table-count="1" meta:cell-count="246" meta:object-count="0"/>
  </office:meta>
</office:document-meta>
</file>